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fo:min-height="3.506cm"/>
    </style:style>
    <style:style style:name="pr4" style:family="presentation" style:parent-style-name="Default-subtitle">
      <style:graphic-properties draw:fill-color="#ffffff" draw:textarea-vertical-align="top" fo:min-height="13.859cm"/>
    </style:style>
    <style:style style:name="pr5" style:family="presentation" style:parent-style-name="Default-notes">
      <style:graphic-properties draw:fill-color="#ffffff" fo:min-height="13.364cm"/>
    </style:style>
    <style:style style:name="P1" style:family="paragraph">
      <style:paragraph-properties fo:line-height="150%"/>
      <style:text-properties fo:font-family="'PT Serif'" style:font-family-generic="roman" style:font-pitch="variable" fo:language="ru" fo:country="RU" style:font-family-asian="Calibri" style:font-family-generic-asian="swiss" style:font-pitch-asian="variable"/>
    </style:style>
    <style:style style:name="P2" style:family="paragraph">
      <style:paragraph-properties fo:text-align="start"/>
      <style:text-properties fo:font-size="18pt" style:font-size-asian="18pt" style:font-size-complex="18pt"/>
    </style:style>
    <style:style style:name="P3" style:family="paragraph">
      <style:text-properties fo:font-size="20pt"/>
    </style:style>
    <style:style style:name="T1" style:family="text">
      <style:text-properties style:use-window-font-color="true" style:text-outline="false" style:text-line-through-style="none" fo:font-family="'PT Serif'" style:font-family-generic="roman" style:font-pitch="variable" fo:font-size="32pt" fo:language="ru" fo:country="RU" fo:font-style="normal" fo:text-shadow="none" style:text-underline-style="none" fo:font-weight="normal" style:letter-kerning="true" style:font-family-asian="Calibri" style:font-family-generic-asian="swiss"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T2"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935cm" svg:x="1.4cm" svg:y="0.837cm" presentation:class="subtitle" presentation:user-transformed="true">
          <draw:text-box>
            <text:p text:style-name="P1"><text:span text:style-name="T1">Современные онлайн-каталоги мобильных приложений</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Default" presentation:presentation-page-layout-name="AL2T0">
        <draw:frame presentation:style-name="pr3" draw:layer="layout" svg:width="25.199cm" svg:height="3.506cm" svg:x="1.4cm" svg:y="0.837cm" presentation:class="title">
          <draw:text-box>
            <text:p>App Store</text:p>
          </draw:text-box>
        </draw:frame>
        <draw:frame presentation:style-name="pr4" draw:text-style-name="P2" draw:layer="layout" svg:width="25.199cm" svg:height="13.859cm" svg:x="1.4cm" svg:y="4.914cm" presentation:class="subtitle" presentation:user-transformed="true">
          <draw:text-box>
            <text:p text:style-name="P2"><text:span text:style-name="T2">App Store Платформа цифровой дистрибьюции <text:s/>для мобильных устройств на iOS. </text:span></text:p>
            <text:p text:style-name="P2"><text:span text:style-name="T2">App Store предлагает более 1,5 млн приложений для iPhone и iPod Touch и около 725 тыс. для iPad (на 10 июня 2015), число загрузок превысило 100 миллиардов, а пользовательская база составляет порядка 575 миллионов человек. В числе приложений множество категорий, включая игры, приложения социальных сетей Facebook, MySpace и Twitter и многие другие.</text:span></text:p>
            <text:p text:style-name="P2"><text:span text:style-name="T2">За магазином следят специалисты Apple. Каждое приложение оснащается специальным электронным сертификатом. Если с помощью купленной программы кто-то начнёт совершать нелегальные действия, её уберут с прилавков, а разработчикам сделают «строгий выговор».</text:span></text:p>
            <text:p text:style-name="P2"><text:span text:style-name="T2">Доходы от продаж приложений распределяются следующим образом — авторы получают 70 %, Apple забирает 30 %, для того чтобы поддерживать магазин.</text:span></text:p>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draw:frame presentation:style-name="pr3" draw:layer="layout" svg:width="25.199cm" svg:height="3.506cm" svg:x="1.4cm" svg:y="0.837cm" presentation:class="title">
          <draw:text-box>
            <text:p>Cydia</text:p>
          </draw:text-box>
        </draw:frame>
        <draw:frame presentation:style-name="pr4" draw:text-style-name="P2" draw:layer="layout" svg:width="25.199cm" svg:height="13.859cm" svg:x="1.4cm" svg:y="4.914cm" presentation:class="subtitle" presentation:user-transformed="true">
          <draw:text-box>
            <text:p text:style-name="P2"><text:span text:style-name="T2">Неофициальное программное приложение для операционной системы iOS, которое позволяет пользователю искать и устанавливать пакеты программного обеспечения для iPhone, iPod Touch или iPad, после открытия доступа к файловой системе устройства.</text:span></text:p>
            <text:p text:style-name="P2"><text:span text:style-name="T2">Cydia является графическим интерфейсом к утилите APT и системе управления пакетами dpkg. Большинство программных пакетов, доступных через Cydia, бесплатны, но также представлены несколько сотен пакетов для продажи через Cydia Store, аналогично App Store.</text:span></text:p>
            <text:p text:style-name="P2"><text:span text:style-name="T2">Некоторые из пакетов, доступные в Cydia, являются не просто приложениями, а пакетом расширения, темой для iOS интерфейса или приложением для iOS экосистемы. Так как эти программные пакеты работают на «взломанных» устройствах, они могут обеспечить функциональностью, выходящей за рамки стандартных приложений или навредить стабильности работы системы. Большинство программных пакетов, доступных через Cydia, созданы независимыми разработчиками. Так как Джей Фримен(создатель) не имеет доступ к управлению cydia, некоторые программы, например mAdvLock, содержат в себе вредоносное программное обеспечение.</text:span></text:p>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draw:frame presentation:style-name="pr3" draw:layer="layout" svg:width="25.199cm" svg:height="3.506cm" svg:x="1.4cm" svg:y="0.837cm" presentation:class="title">
          <draw:text-box>
            <text:p>Google Play</text:p>
          </draw:text-box>
        </draw:frame>
        <draw:frame presentation:style-name="pr4" draw:text-style-name="P2" draw:layer="layout" svg:width="25.199cm" svg:height="13.859cm" svg:x="1.4cm" svg:y="4.914cm" presentation:class="subtitle" presentation:user-transformed="true">
          <draw:text-box>
            <text:p text:style-name="P2"><text:span text:style-name="T2">Google Play (прежнее название — Android Market) — магазин приложений, игр, книг, музыки и фильмов компании Google и других компаний, позволяющий владельцам устройств с операционной системой Android устанавливать и приобретать различные приложения.</text:span></text:p>
            <text:p text:style-name="P2"><text:span text:style-name="T2">Учётная запись разработчика, которая даёт возможность публиковать приложения, стоит $25. Платные приложения могут публиковать разработчики не из всех стран.</text:span></text:p>
            <text:p text:style-name="P2"><text:span text:style-name="T2">В конце июля 2017 года в Play Маркете появился встроенный антивирус - Google Play Protect.</text:span></text:p>
            <text:p text:style-name="P2"><text:span text:style-name="T2">Разработку приложений для Android можно вести на языке Java (Java 1.6/1.7). Основной средой разработки сейчас является Android Studio, также существует плагин для Eclipse — Android Development Tools (ADT, поддержка которого была прекращена сразу после появления первой стабильной версии Android Studio в декабре 2014 года) предназначенный для Eclipse версий 3.3—3.5. Для IntelliJ IDEA также существует плагин, облегчающий разработку Android-приложений.</text:span></text:p>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draw:frame presentation:style-name="pr3" draw:layer="layout" svg:width="25.199cm" svg:height="3.506cm" svg:x="1.4cm" svg:y="0.837cm" presentation:class="title">
          <draw:text-box>
            <text:p>F-Droid</text:p>
          </draw:text-box>
        </draw:frame>
        <draw:frame presentation:style-name="pr4" draw:text-style-name="P2" draw:layer="layout" svg:width="25.199cm" svg:height="13.859cm" svg:x="1.4cm" svg:y="4.914cm" presentation:class="subtitle" presentation:user-transformed="true">
          <draw:text-box>
            <text:p text:style-name="P2"><text:span text:style-name="T2">F-Droid — каталог приложений для операционной системы Android. Главный репозиторий проекта содержит только свободное программное обеспечение. Поддерживается также работа со сторонними репозиториями, которые можно добавить путём указания их URL. Приложения могут быть просмотрены и установлены таким же образом, как в Google Play: через веб-сайт или из самого приложения F-Droid, но без необходимости регистрации учётной записи. Для добавления приложений в официальный репозиторий проекта требуется предоставить исходный код. Для установки F-Droid требуется скачать установочный apk-файл с официального сайта и разрешить в настройках установку сторонних пакетов. Отсутствует в Google Play из-за ограничительного со стороны Google условия на размещение конкурирующих каталогов приложений. Установлен по умолчанию в мобильной операционной системе Replicant, рекомендованной Free Software Foundation.</text:span></text:p>
          </draw:text-box>
        </draw:fram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draw:frame presentation:style-name="pr3" draw:layer="layout" svg:width="25.199cm" svg:height="3.506cm" svg:x="1.4cm" svg:y="0.837cm" presentation:class="title">
          <draw:text-box>
            <text:p>Opera Mobile Store</text:p>
          </draw:text-box>
        </draw:frame>
        <draw:frame presentation:style-name="pr4" draw:text-style-name="P2" draw:layer="layout" svg:width="25.199cm" svg:height="13.859cm" svg:x="1.4cm" svg:y="4.914cm" presentation:class="subtitle" presentation:user-transformed="true">
          <draw:text-box>
            <text:p text:style-name="P2"><text:span text:style-name="T2">Opera Mobile Store — кроссплатформенный магазин мобильных приложений для владельцев мобильных телефонов, а также система цифровой дистрибуции для более чем 40 000[1] разработчиков мобильных приложений. Компания Opera Software, производитель браузеров Opera, Opera Mobile и Opera Mini, открыла проект в марте 2011 года. 19 сентября 2011 года, после приобретения компании Handster Inc., Opera Mobile Store был перезапущен на новой платформе. Сервис позволяет пользователям скачивать мобильные приложения для более 7000 моделей мобильных устройств на платформах Android, Java, BlackBerry OS, Symbian, Windows Mobile и iOS.</text:span></text:p>
            <text:p text:style-name="P2"><text:span text:style-name="T2">По данным на август 2011 года пользователи Opera Mobile Store загружают более 1 миллиона приложений в день. Магазин доступен по клику на логотип Opera Mobile Store, размещенный на стартовой странице и экспресс-панели брузеров Opera Mini и Opera Mobile, которые установлены на более чем 100 миллионах гаджетов в мире, а также через браузер мобильного телефона или компьютера.</text:span></text:p>
            <text:p text:style-name="P2"><text:span text:style-name="T2">Более 86 % Android-приложений и игр для мобильных устройств на Opera Mobile Store бесплатны. Среднее соотношение бесплатных к платным приложениям по всем платформам: 70 % и 30 % соответственно. Приложения систематизированы по 14 категориям, в том числе: игры, бизнес-приложения, социальные медиа, электронные книги и другие.</text:span></text:p>
          </draw:text-box>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3f__3f__3f__3f__3f__3f__3f_" style:display-name="???????" style:family="graphic">
      <style:paragraph-properties style:text-autospace="none"/>
      <style:text-properties fo:font-size="12pt" fo:language="en" fo:country="US" style:font-size-asian="12pt"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54M3S</meta:editing-duration>
    <meta:editing-cycles>3</meta:editing-cycles>
    <meta:generator>OpenOffice/4.1.6$Win32 OpenOffice.org_project/416m1$Build-9790</meta:generator>
    <dc:date>2019-01-12T03:25:36.23</dc:date>
    <meta:document-statistic meta:object-count="44"/>
  </office:meta>
</office:document-meta>
</file>